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UTISTA GUTIERREZ, AYDEE MARLE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G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RDENAS HUMIRE, GIOVI YAQUEL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25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6225039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37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7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1/2021</text:p>
          </table:table-cell>
          <table:table-cell table:style-name="Tabla2.A2" office:value-type="string">
            <text:p text:style-name="P7">17044743</text:p>
          </table:table-cell>
          <table:table-cell table:style-name="Tabla2.A2" office:value-type="string">
            <text:p text:style-name="P7">37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5:53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